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25cm"/>
    </style:style>
    <style:style style:name="gr5" style:family="graphic" style:parent-style-name="standard">
      <style:graphic-properties draw:stroke="none" svg:stroke-color="#000000" draw:fill="none" draw:fill-color="#ffffff" fo:min-height="0.362cm"/>
    </style:style>
    <style:style style:name="gr6" style:family="graphic" style:parent-style-name="standard">
      <style:graphic-properties draw:stroke="none" svg:stroke-color="#000000" draw:fill="none" draw:fill-color="#ffffff" fo:min-height="0.213cm"/>
    </style:style>
    <style:style style:name="gr7" style:family="graphic" style:parent-style-name="standard">
      <style:graphic-properties draw:stroke="none" svg:stroke-color="#000000" draw:fill="none" draw:fill-color="#ffffff" fo:min-height="0.713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center" fo:text-indent="0cm"/>
      <style:text-properties fo:font-size="18pt"/>
    </style:style>
    <style:style style:name="T1" style:family="text">
      <style:text-properties fo:font-size="12pt"/>
    </style:style>
    <style:style style:name="T2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6cm" svg:height="1cm" svg:x="6.339cm" svg:y="0.602cm">
          <text:p text:style-name="P1">Star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6cm" svg:height="0.942cm" svg:x="6.339cm" svg:y="2.602cm">
          <text:p text:style-name="P1"><text:span text:style-name="T1">In Speicher Les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6cm" svg:height="1cm" svg:x="6.339cm" svg:y="15.102cm">
          <text:p text:style-name="P1"><text:span text:style-name="T1">Assemblier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6cm" svg:height="1cm" svg:x="6.339cm" svg:y="4.602cm">
          <text:p text:style-name="P1"><text:span text:style-name="T1">Codeanalyse durchführ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29cm" svg:height="1.029cm" svg:x="13.339cm" svg:y="0.573cm">
          <text:p text:style-name="P1"><text:span text:style-name="T1">Source als ASCII-Datei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3" draw:layer="layout" svg:x1="9.339cm" svg:y1="1.602cm" svg:x2="9.339cm" svg:y2="2.631cm">
          <text:p text:style-name="P4"/>
        </draw:line>
        <draw:custom-shape draw:style-name="gr1" draw:text-style-name="P2" draw:layer="layout" svg:width="7.29cm" svg:height="1cm" svg:x="13.339cm" svg:y="2.602cm">
          <text:p text:style-name="P1"><text:span text:style-name="T1">Soure als C++-String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3" draw:layer="layout" svg:x1="16.839cm" svg:y1="1.602cm" svg:x2="16.839cm" svg:y2="2.602cm">
          <text:p text:style-name="P4"/>
        </draw:line>
        <draw:custom-shape draw:style-name="gr1" draw:text-style-name="P2" draw:layer="layout" svg:width="6cm" svg:height="1.5cm" svg:x="6.339cm" svg:y="9.602cm">
          <text:p text:style-name="P1"><text:span text:style-name="T1">Codeübersetzung in</text:span></text:p>
          <text:p text:style-name="P1"><text:span text:style-name="T1">Assemblerco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" draw:text-style-name="P3" draw:layer="layout" svg:x1="9.339cm" svg:y1="3.573cm" svg:x2="9.339cm" svg:y2="4.602cm">
          <text:p text:style-name="P4"/>
        </draw:line>
        <draw:custom-shape draw:style-name="gr1" draw:text-style-name="P2" draw:layer="layout" svg:width="6cm" svg:height="2cm" svg:x="6.339cm" svg:y="6.602cm">
          <text:p text:style-name="P1"><text:span text:style-name="T1">Syntaxfehler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3" draw:layer="layout" svg:x1="9.339cm" svg:y1="5.602cm" svg:x2="9.339cm" svg:y2="6.602cm">
          <text:p text:style-name="P4"/>
        </draw:line>
        <draw:line draw:style-name="gr3" draw:text-style-name="P3" draw:layer="layout" svg:x1="6.339cm" svg:y1="7.602cm" svg:x2="2.839cm" svg:y2="7.602cm">
          <text:p text:style-name="P4"/>
        </draw:line>
        <draw:frame draw:style-name="gr4" draw:text-style-name="P5" draw:layer="layout" svg:width="1cm" svg:height="0.725cm" svg:x="5.339cm" svg:y="6.877cm">
          <draw:text-box>
            <text:p text:style-name="P4"><text:span text:style-name="T1">Ja</text:span></text:p>
          </draw:text-box>
        </draw:frame>
        <draw:line draw:style-name="gr2" draw:text-style-name="P3" draw:layer="layout" svg:x1="9.339cm" svg:y1="8.602cm" svg:x2="9.339cm" svg:y2="9.631cm">
          <text:p text:style-name="P4"/>
        </draw:line>
        <draw:frame draw:style-name="gr4" draw:text-style-name="P5" draw:layer="layout" svg:width="1.5cm" svg:height="0.725cm" svg:x="9.339cm" svg:y="8.602cm">
          <draw:text-box>
            <text:p text:style-name="P4"><text:span text:style-name="T1">Nein</text:span></text:p>
          </draw:text-box>
        </draw:frame>
        <draw:custom-shape draw:style-name="gr1" draw:text-style-name="P2" draw:layer="layout" svg:width="5.961cm" svg:height="1.974cm" svg:x="6.339cm" svg:y="12.128cm">
          <text:p text:style-name="P1"><text:span text:style-name="T1">Fehler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3" draw:layer="layout" svg:x1="9.339cm" svg:y1="11.102cm" svg:x2="9.339cm" svg:y2="12.131cm">
          <text:p text:style-name="P4"/>
        </draw:line>
        <draw:line draw:style-name="gr3" draw:text-style-name="P3" draw:layer="layout" svg:x1="6.339cm" svg:y1="13.102cm" svg:x2="2.839cm" svg:y2="13.102cm">
          <text:p text:style-name="P4"/>
        </draw:line>
        <draw:frame draw:style-name="gr4" draw:text-style-name="P5" draw:layer="layout" svg:width="1.5cm" svg:height="0.725cm" svg:x="4.839cm" svg:y="12.377cm">
          <draw:text-box>
            <text:p text:style-name="P4"><text:span text:style-name="T1">Ja</text:span></text:p>
          </draw:text-box>
        </draw:frame>
        <draw:line draw:style-name="gr2" draw:text-style-name="P3" draw:layer="layout" svg:x1="9.339cm" svg:y1="14.102cm" svg:x2="9.339cm" svg:y2="15.102cm">
          <text:p text:style-name="P4"/>
        </draw:line>
        <draw:frame draw:style-name="gr5" draw:text-style-name="P5" draw:layer="layout" svg:width="1.556cm" svg:height="0.725cm" svg:x="9.839cm" svg:y="14.102cm">
          <draw:text-box>
            <text:p text:style-name="P4"><text:span text:style-name="T1">Nein</text:span></text:p>
          </draw:text-box>
        </draw:frame>
        <draw:custom-shape draw:style-name="gr1" draw:text-style-name="P2" draw:layer="layout" svg:width="5cm" svg:height="1.029cm" svg:x="0.339cm" svg:y="26.573cm">
          <text:p text:style-name="P1"><text:span text:style-name="T2">En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6cm" svg:height="2cm" svg:x="6.339cm" svg:y="17.102cm">
          <text:p text:style-name="P1"><text:span text:style-name="T1">Fehler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3" draw:layer="layout" svg:x1="9.339cm" svg:y1="16.102cm" svg:x2="9.339cm" svg:y2="17.102cm">
          <text:p text:style-name="P4"/>
        </draw:line>
        <draw:line draw:style-name="gr3" draw:text-style-name="P3" draw:layer="layout" svg:x1="6.339cm" svg:y1="18.102cm" svg:x2="2.839cm" svg:y2="18.102cm">
          <text:p text:style-name="P4"/>
        </draw:line>
        <draw:frame draw:style-name="gr6" draw:text-style-name="P5" draw:layer="layout" svg:width="1.277cm" svg:height="0.725cm" svg:x="5.062cm" svg:y="17.377cm">
          <draw:text-box>
            <text:p text:style-name="P4"><text:span text:style-name="T1">Ja</text:span></text:p>
          </draw:text-box>
        </draw:frame>
        <draw:line draw:style-name="gr2" draw:text-style-name="P3" draw:layer="layout" svg:x1="2.839cm" svg:y1="23.573cm" svg:x2="2.839cm" svg:y2="24.602cm">
          <text:p text:style-name="P4"/>
        </draw:line>
        <draw:line draw:style-name="gr2" draw:text-style-name="P3" draw:layer="layout" svg:x1="9.283cm" svg:y1="19.134cm" svg:x2="9.283cm" svg:y2="20.163cm">
          <text:p text:style-name="P4"/>
        </draw:line>
        <draw:frame draw:style-name="gr7" draw:text-style-name="P5" draw:layer="layout" svg:width="1.917cm" svg:height="0.963cm" svg:x="9.283cm" svg:y="19.134cm">
          <draw:text-box>
            <text:p text:style-name="P4"><text:span text:style-name="T1">Nein</text:span></text:p>
          </draw:text-box>
        </draw:frame>
        <draw:custom-shape draw:style-name="gr1" draw:text-style-name="P2" draw:layer="layout" svg:width="5cm" svg:height="1.029cm" svg:x="0.339cm" svg:y="24.573cm">
          <text:p text:style-name="P1"><text:span text:style-name="T1">Fehlermeldu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" draw:text-style-name="P3" draw:layer="layout" svg:x1="2.839cm" svg:y1="25.602cm" svg:x2="2.839cm" svg:y2="26.602cm">
          <text:p text:style-name="P4"/>
        </draw:line>
        <draw:line draw:style-name="gr3" draw:text-style-name="P3" draw:layer="layout" svg:x1="2.839cm" svg:y1="7.602cm" svg:x2="2.839cm" svg:y2="23.602cm">
          <text:p text:style-name="P4"/>
        </draw:line>
        <draw:custom-shape draw:style-name="gr1" draw:text-style-name="P2" draw:layer="layout" svg:width="6cm" svg:height="1cm" svg:x="6.339cm" svg:y="20.102cm">
          <text:p text:style-name="P1"><text:span text:style-name="T1">Link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6cm" svg:height="2.058cm" svg:x="6.339cm" svg:y="22.044cm">
          <text:p text:style-name="P1"><text:span text:style-name="T1">Fehler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3" draw:layer="layout" svg:x1="9.339cm" svg:y1="21.074cm" svg:x2="9.339cm" svg:y2="22.102cm">
          <text:p text:style-name="P4"/>
        </draw:line>
        <draw:line draw:style-name="gr3" draw:text-style-name="P3" draw:layer="layout" svg:x1="6.339cm" svg:y1="23.102cm" svg:x2="2.839cm" svg:y2="23.102cm">
          <text:p text:style-name="P4"/>
        </draw:line>
        <draw:frame draw:style-name="gr7" draw:text-style-name="P5" draw:layer="layout" svg:width="1.277cm" svg:height="0.963cm" svg:x="4.173cm" svg:y="22.478cm">
          <draw:text-box>
            <text:p text:style-name="P4"><text:span text:style-name="T1">Ja</text:span></text:p>
          </draw:text-box>
        </draw:frame>
        <draw:line draw:style-name="gr2" draw:text-style-name="P3" draw:layer="layout" svg:x1="9.339cm" svg:y1="24.073cm" svg:x2="9.339cm" svg:y2="25.102cm">
          <text:p text:style-name="P4"/>
        </draw:line>
        <draw:frame draw:style-name="gr7" draw:text-style-name="P5" draw:layer="layout" svg:width="1.917cm" svg:height="0.963cm" svg:x="10.339cm" svg:y="24.102cm">
          <draw:text-box>
            <text:p text:style-name="P4"><text:span text:style-name="T1">Nein</text:span></text:p>
          </draw:text-box>
        </draw:frame>
        <draw:custom-shape draw:style-name="gr1" draw:text-style-name="P2" draw:layer="layout" svg:width="6cm" svg:height="1cm" svg:x="6.339cm" svg:y="25.102cm">
          <text:p text:style-name="P1"><text:span text:style-name="T1">Erfolgreich Kompilier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6" draw:layer="layout" svg:width="6cm" svg:height="1cm" svg:x="6.339cm" svg:y="27.102cm">
          <text:p text:style-name="P1"><text:span text:style-name="T2">En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" draw:text-style-name="P3" draw:layer="layout" svg:x1="9.339cm" svg:y1="26.102cm" svg:x2="9.339cm" svg:y2="27.131cm">
          <text:p text:style-name="P4"/>
        </draw:line>
        <draw:custom-shape draw:style-name="gr1" draw:text-style-name="P2" draw:layer="layout" svg:width="7.29cm" svg:height="1.5cm" svg:x="13.339cm" svg:y="9.602cm">
          <text:p text:style-name="P1"><text:span text:style-name="T1">Source als ASCII-Datei</text:span></text:p>
          <text:p text:style-name="P1"><text:span text:style-name="T1">(Assemblercode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3" draw:layer="layout" svg:x1="16.839cm" svg:y1="3.602cm" svg:x2="16.839cm" svg:y2="9.602cm">
          <text:p text:style-name="P4"/>
        </draw:line>
        <draw:custom-shape draw:style-name="gr1" draw:text-style-name="P2" draw:layer="layout" svg:width="7.29cm" svg:height="1cm" svg:x="13.339cm" svg:y="15.102cm">
          <text:p text:style-name="P1"><text:span text:style-name="T1">Binärcode-Datei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3" draw:layer="layout" svg:x1="16.839cm" svg:y1="11.102cm" svg:x2="16.839cm" svg:y2="15.102cm">
          <text:p text:style-name="P4"/>
        </draw:line>
        <draw:custom-shape draw:style-name="gr1" draw:text-style-name="P2" draw:layer="layout" svg:width="7.29cm" svg:height="1cm" svg:x="13.339cm" svg:y="20.102cm">
          <text:p text:style-name="P1"><text:span text:style-name="T1">Ausführbare Datei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3" draw:layer="layout" svg:x1="16.839cm" svg:y1="16.102cm" svg:x2="16.839cm" svg:y2="20.102cm">
          <text:p text:style-name="P4"/>
        </draw:line>
        <draw:line draw:style-name="gr2" draw:text-style-name="P3" draw:layer="layout" svg:x1="16.839cm" svg:y1="21.107cm" svg:x2="16.839cm" svg:y2="28.102cm">
          <text:p text:style-name="P4"/>
        </draw:line>
        <draw:frame draw:style-name="gr8" draw:text-style-name="P4" draw:layer="layout" svg:width="3.5cm" svg:height="1cm" svg:x="0.339cm" svg:y="0.102cm">
          <draw:text-box>
            <text:p text:style-name="P4">Compil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102cm" fo:margin-bottom="1.307cm" fo:margin-left="0.339cm" fo:margin-right="0.37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David Christa</meta:initial-creator>
    <meta:creation-date>2006-03-05T16:48:19</meta:creation-date>
    <dc:creator>David Christa</dc:creator>
    <dc:date>2006-03-09T15:54:01</dc:date>
    <dc:language>de-DE</dc:language>
    <meta:editing-cycles>6</meta:editing-cycles>
    <meta:editing-duration>PT2H6M34S</meta:editing-duration>
    <meta:user-defined meta:name="Info 1"/>
    <meta:user-defined meta:name="Info 2"/>
    <meta:user-defined meta:name="Info 3"/>
    <meta:user-defined meta:name="Info 4"/>
    <meta:document-statistic meta:object-count="51"/>
  </office:meta>
</office:document-meta>
</file>